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style:font-name="Arial1" fo:font-size="18pt" style:font-size-asian="15.75pt" style:font-size-complex="18pt"/>
    </style:style>
    <style:style style:name="P2" style:family="paragraph" style:parent-style-name="Standard">
      <style:paragraph-properties fo:text-align="center" style:justify-single-word="false"/>
      <style:text-properties fo:color="#c9211e" style:font-name="Arial1" fo:font-size="18pt" style:text-underline-style="solid" style:text-underline-width="auto" style:text-underline-color="font-color" style:font-size-asian="15.75pt" style:font-size-complex="18pt"/>
    </style:style>
    <style:style style:name="P3" style:family="paragraph" style:parent-style-name="Standard">
      <style:paragraph-properties fo:text-align="start" style:justify-single-word="false"/>
      <style:text-properties fo:color="#168253" style:font-name="Arial1" fo:font-size="18pt" style:font-size-asian="15.75pt" style:font-size-complex="18pt"/>
    </style:style>
    <style:style style:name="P4" style:family="paragraph" style:parent-style-name="Standard">
      <style:paragraph-properties fo:text-align="start" style:justify-single-word="false"/>
      <style:text-properties fo:color="#168253" style:font-name="Arial1" fo:font-size="18pt" style:text-underline-style="none" style:font-size-asian="15.75pt" style:font-size-complex="18pt"/>
    </style:style>
    <style:style style:name="P5" style:family="paragraph" style:parent-style-name="Standard">
      <style:paragraph-properties fo:text-align="start" style:justify-single-word="false"/>
      <style:text-properties fo:color="#168253"/>
    </style:style>
    <style:style style:name="P6" style:family="paragraph" style:parent-style-name="Standard">
      <style:paragraph-properties fo:text-align="start" style:justify-single-word="false"/>
      <style:text-properties fo:color="#3465a4" style:font-name="Arial1" fo:font-size="18pt" style:font-size-asian="15.75pt" style:font-size-complex="18pt"/>
    </style:style>
    <style:style style:name="P7" style:family="paragraph" style:parent-style-name="Standard">
      <style:paragraph-properties fo:text-align="start" style:justify-single-word="false"/>
      <style:text-properties fo:color="#3465a4" style:font-name="Arial1" fo:font-size="18pt" style:text-underline-style="none" style:font-size-asian="15.75pt" style:font-size-complex="18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color="#0000ff" style:font-name="Arial1" fo:font-size="15pt" fo:font-style="normal" style:text-underline-style="none" fo:font-weight="normal" style:font-size-asian="15pt" style:font-style-asian="normal" style:font-weight-asian="normal" style:font-size-complex="15pt" style:font-style-complex="normal" style:font-weight-complex="normal"/>
    </style:style>
    <style:style style:name="P10" style:family="paragraph" style:parent-style-name="Text_20_body">
      <style:text-properties fo:color="#0000ff" style:font-name="Arial1" fo:font-size="15pt" fo:font-style="normal" style:text-underline-style="none" fo:font-weight="normal" style:font-size-asian="15pt" style:font-style-asian="normal" style:font-weight-asian="normal" style:font-size-complex="15pt" style:font-style-complex="normal" style:font-weight-complex="normal"/>
    </style:style>
    <style:style style:name="P11" style:family="paragraph" style:parent-style-name="Heading_20_4">
      <style:text-properties fo:color="#0000ff" style:font-name="Arial1" fo:font-size="15pt" fo:font-style="normal" style:text-underline-style="none" fo:font-weight="normal" style:font-size-asian="15pt" style:font-style-asian="normal" style:font-weight-asian="normal" style:font-size-complex="15pt" style:font-style-complex="normal" style:font-weight-complex="normal"/>
    </style:style>
    <style:style style:name="P12" style:family="paragraph" style:parent-style-name="Standard" style:list-style-name="L1">
      <style:paragraph-properties fo:text-align="start" style:justify-single-word="false"/>
      <style:text-properties fo:color="#3465a4" style:font-name="Arial1" fo:font-size="18pt" style:text-underline-style="none" style:font-size-asian="15.75pt" style:font-size-complex="18pt"/>
    </style:style>
    <style:style style:name="P13" style:family="paragraph" style:parent-style-name="Standard" style:list-style-name="L2">
      <style:paragraph-properties fo:text-align="start" style:justify-single-word="false"/>
      <style:text-properties fo:color="#3465a4" style:font-name="Arial1" fo:font-size="18pt" style:text-underline-style="none" style:font-size-asian="15.75pt" style:font-size-complex="18pt"/>
    </style:style>
    <style:style style:name="P14" style:family="paragraph" style:parent-style-name="Standard" style:list-style-name="L3">
      <style:paragraph-properties fo:text-align="start" style:justify-single-word="false"/>
      <style:text-properties fo:color="#3465a4" style:font-name="Arial1" fo:font-size="18pt" style:text-underline-style="none" style:font-size-asian="15.75pt" style:font-size-complex="18pt"/>
    </style:style>
    <style:style style:name="P15" style:family="paragraph" style:parent-style-name="Text_20_body">
      <style:text-properties fo:color="#0000ff" style:font-name="Arial1" fo:font-size="15pt" fo:font-style="normal" style:text-underline-style="none" fo:font-weight="normal" style:font-size-asian="15pt" style:font-style-asian="normal" style:font-weight-asian="normal" style:font-size-complex="15pt" style:font-style-complex="normal" style:font-weight-complex="normal"/>
    </style:style>
    <style:style style:name="P16" style:family="paragraph" style:parent-style-name="Text_20_body" style:list-style-name="L4">
      <style:text-properties fo:color="#0000ff" style:font-name="Arial1" fo:font-size="15pt" fo:font-style="normal" style:text-underline-style="none" fo:font-weight="normal" style:font-size-asian="15pt" style:font-style-asian="normal" style:font-weight-asian="normal" style:font-size-complex="15pt" style:font-style-complex="normal" style:font-weight-complex="normal"/>
    </style:style>
    <style:style style:name="P17" style:family="paragraph" style:parent-style-name="Text_20_body" style:list-style-name="L5">
      <style:text-properties fo:color="#0000ff" style:font-name="Arial1" fo:font-size="15pt" fo:font-style="normal" style:text-underline-style="none" fo:font-weight="normal" style:font-size-asian="15pt" style:font-style-asian="normal" style:font-weight-asian="normal" style:font-size-complex="15pt" style:font-style-complex="normal" style:font-weight-complex="normal"/>
    </style:style>
    <style:style style:name="P18" style:family="paragraph" style:parent-style-name="Text_20_body" style:list-style-name="L6">
      <style:text-properties fo:color="#0000ff" style:font-name="Arial1" fo:font-size="15pt" fo:font-style="normal" style:text-underline-style="none" fo:font-weight="normal" style:font-size-asian="15pt" style:font-style-asian="normal" style:font-weight-asian="normal" style:font-size-complex="15pt" style:font-style-complex="normal" style:font-weight-complex="normal"/>
    </style:style>
    <style:style style:name="P19" style:family="paragraph" style:parent-style-name="Text_20_body" style:list-style-name="L7">
      <style:text-properties fo:color="#0000ff" style:font-name="Arial1" fo:font-size="15pt" fo:font-style="normal" style:text-underline-style="none" fo:font-weight="normal" style:font-size-asian="15pt" style:font-style-asian="normal" style:font-weight-asian="normal" style:font-size-complex="15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loext:padding="0.049cm" loext:border-left="none" loext:border-right="none" loext:border-top="none" loext:border-bottom="0.26pt solid #ff0000"/>
    </style:style>
    <style:style style:name="T4" style:family="text">
      <style:text-properties style:text-underline-style="none" loext:padding="0.049cm" loext:border-left="none" loext:border-right="none" loext:border-top="none" loext:border-bottom="0.51pt solid #ff0000"/>
    </style:style>
    <style:style style:name="T5" style:family="text">
      <style:text-properties style:font-name="Arial" style:text-underline-style="none"/>
    </style:style>
    <style:style style:name="T6" style:family="text">
      <style:text-properties fo:color="#3465a4" style:font-name="Arial1" fo:font-size="18pt" style:text-underline-style="none" style:font-size-asian="15.75pt" style:font-size-complex="18pt" loext:padding="0.049cm" loext:border="none"/>
    </style:style>
    <style:style style:name="T7" style:family="text">
      <style:text-properties fo:color="#3465a4" style:font-name="Arial1" fo:font-size="18pt" style:text-underline-style="none" style:font-size-asian="15.75pt" style:font-size-complex="18pt" loext:padding="0.049cm" loext:border-left="none" loext:border-right="none" loext:border-top="none" loext:border-bottom="0.26pt solid #ff0000"/>
    </style:style>
    <style:style style:name="T8" style:family="text">
      <style:text-properties fo:color="#3465a4" style:font-name="Arial1" fo:font-size="18pt" style:text-underline-style="solid" style:text-underline-width="auto" style:text-underline-color="font-color" style:font-size-asian="15.75pt" style:font-size-complex="18pt" loext:padding="0.049cm" loext:border="none"/>
    </style:style>
    <style:style style:name="T9" style:family="text">
      <style:text-properties style:font-name="Arial1" fo:font-size="18pt" style:text-underline-style="none" style:font-size-asian="15.75pt" style:font-size-complex="18pt" loext:padding="0.049cm" loext:border="none"/>
    </style:style>
    <style:style style:name="T10" style:family="text">
      <style:text-properties style:font-name="Arial1" fo:font-size="18pt" style:text-underline-style="solid" style:text-underline-width="auto" style:text-underline-color="font-color" style:font-size-asian="15.75pt" style:font-size-complex="18pt" loext:padding="0.049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hapitre 2</text:span> : <text:span text:style-name="T1">Les défenses de l’organisme</text:span></text:p>
      <text:p text:style-name="P2"/>
      <text:p text:style-name="P2"/>
      <text:p text:style-name="P3"><text:span text:style-name="T1">Les problèmes à résoudre</text:span><text:span text:style-name="T2"> : </text:span></text:p>
      <text:p text:style-name="P4"/>
      <text:p text:style-name="P4">- Comment une blessure infectée guérit-elle ?</text:p>
      <text:p text:style-name="P4">- Comment les micro-organismes sont-ils détruit ?</text:p>
      <text:p text:style-name="P4">- Comment expliquer que certaines maladies ne s’attrapent qu’une fois ?</text:p>
      <text:p text:style-name="P4"/>
      <text:p text:style-name="P6"><text:span text:style-name="T3">Introduction</text:span><text:span text:style-name="T2"> :</text:span></text:p>
      <text:p text:style-name="P6"><text:span text:style-name="T5">A</text:span><text:span text:style-name="T2"> la suite d’une contamination, des micro-organismes pathogènes peuvent proliférer dans l’organisme.</text:span></text:p>
      <text:p text:style-name="P7"/>
      <text:p text:style-name="P3"><text:span text:style-name="T1">Problème</text:span><text:span text:style-name="T2"> :</text:span></text:p>
      <text:p text:style-name="P4">Comment expliquer qu’une personne infectée puisse guérir ?</text:p>
      <text:p text:style-name="P4"/>
      <text:p text:style-name="P6"><text:span text:style-name="T2">I/ </text:span><text:span text:style-name="T4">Les acteurs de la réaction immunitaire</text:span><text:span text:style-name="T2"> :</text:span></text:p>
      <text:p text:style-name="P6"><text:span text:style-name="T2"><text:tab/>1/ </text:span><text:span text:style-name="T1">Étude d’une analyse de sang</text:span><text:span text:style-name="T2"> :</text:span></text:p>
      <text:p text:style-name="P8"><text:span text:style-name="T6"><text:tab/> <text:s text:c="3"/></text:span><text:span text:style-name="T8">Compétence 4</text:span><text:span text:style-name="T6"> : Je mets en œuvre un raisonnement </text:span></text:p>
      <text:p text:style-name="P7"/>
      <text:p text:style-name="P8"><text:span text:style-name="T8">C</text:span><text:span text:style-name="T8">onstat</text:span><text:span text:style-name="T6"> : Nous observons que lors d’une infection le nombre de leucocytes (globules blancs) augmente.</text:span></text:p>
      <text:p text:style-name="P7"/>
      <text:p text:style-name="P8"><text:span text:style-name="T8">Hypothèse</text:span><text:span text:style-name="T6"> : Les leucocytes doivent intervenir dans l’élimination des micro-organismes.</text:span></text:p>
      <text:p text:style-name="P7"/>
      <text:p text:style-name="P8"><text:span text:style-name="T8">Conséquence testable</text:span><text:span text:style-name="T6"> : si notre hypothèse est exacte alors on doit pouvoir observer la destruction des micro-organismes</text:span></text:p>
      <text:p text:style-name="P7"/>
      <text:p text:style-name="P8"><text:span text:style-name="T8">Conclusion</text:span><text:span text:style-name="T6"> : Les leucocytes permettent bien la destruction des micro-organismes ayant pénétré dans l’organisme.</text:span></text:p>
      <text:p text:style-name="P8"><text:span text:style-name="T6"><text:tab/>2/ </text:span><text:span text:style-name="T8">Les cellules de l’immunité</text:span><text:span text:style-name="T6"> :</text:span></text:p>
      <text:p text:style-name="P8"><text:soft-page-break/><text:span text:style-name="T6"><text:tab/></text:span><text:span text:style-name="T8">Compétence 4</text:span><text:span text:style-name="T6"> : Je manipule</text:span></text:p>
      <text:p text:style-name="P8"><text:span text:style-name="T6"><text:tab/></text:span><text:span text:style-name="T8">Compétence 4</text:span><text:span text:style-name="T6"> : Je produis des représentations</text:span></text:p>
      <text:p text:style-name="P7"/>
      <text:p text:style-name="P7">Il existe dans le sang différents types cellulaires :</text:p>
      <text:p text:style-name="P7">- les globules rouges (ou hématies)</text:p>
      <text:p text:style-name="P7">- les leucocytes (globules blancs) divisés en plusieurs catégories :</text:p>
      <text:list xml:id="list6309421757464961774" text:style-name="L1">
        <text:list-item>
          <text:p text:style-name="P12">les lymphocytes, caractérisés par un noyau </text:p>
        </text:list-item>
        <text:list-item>
          <text:p text:style-name="P12">les phagocytes (ou macrophages) caractérisés par un noyau polylobé ou réuniforme. </text:p>
        </text:list-item>
      </text:list>
      <text:p text:style-name="P7"/>
      <text:p text:style-name="P5"><text:span text:style-name="T10">Problème</text:span><text:span text:style-name="T9"> :</text:span></text:p>
      <text:p text:style-name="P4">Comment se déroule la réaction immunitaire à la suite d’une blessure ?</text:p>
      <text:p text:style-name="P7"/>
      <text:p text:style-name="P8"><text:span text:style-name="T6">II/ </text:span><text:span text:style-name="T7">La réaction rapide au niveau d’une plaie</text:span><text:span text:style-name="T6"> : </text:span></text:p>
      <text:p text:style-name="P8"><text:span text:style-name="T6"><text:tab/>1/ </text:span><text:span text:style-name="T8">Observation d’une blessure</text:span><text:span text:style-name="T6"> :</text:span></text:p>
      <text:p text:style-name="P8"><text:span text:style-name="T6"><text:tab/></text:span><text:span text:style-name="T8">Compétence 4</text:span><text:span text:style-name="T6"> : J’extrais des informations</text:span></text:p>
      <text:p text:style-name="P7"/>
      <text:p text:style-name="P7">Au niveau d'une blessure on peut observer une rougeur, un</text:p>
      <text:p text:style-name="P7">gonflement, une douleur. Il peur se former pus. Il s'agit d'une inflammation.</text:p>
      <text:p text:style-name="P7">Le pus est constitué. De la partie liquide du sang(plasma)</text:p>
      <text:p text:style-name="P7">avec de nombreux leucocytes et de bactéries.</text:p>
      <text:p text:style-name="P7">La rouger provient de ladilatation des vaisseaux sanguins</text:p>
      <text:p text:style-name="P7">le gonflement resulte de l'arrivée de plasma.</text:p>
      <text:p text:style-name="P7">La douleur vient d'une stimulation des terminaisons nerveuses</text:p>
      <text:p text:style-name="P7"/>
      <text:p text:style-name="P7">Conclusion sur le système immunitaire :</text:p>
      <text:p text:style-name="P7">L'organisme reconnaît en permanence le présence</text:p>
      <text:p text:style-name="P7">d'éléments étranger grâce à son système immunitaire.</text:p>
      <text:p text:style-name="P7"/>
      <text:p text:style-name="P7"/>
      <text:p text:style-name="P7"/>
      <text:p text:style-name="P7"><text:soft-page-break/>Problème :</text:p>
      <text:p text:style-name="P7">par quel mécanisme les micro-organismes sont-ils détrits ?</text:p>
      <text:p text:style-name="P7"/>
      <text:list xml:id="list531068006044089106" text:style-name="L2">
        <text:list-item>
          <text:p text:style-name="P13">le mécanisme de destruction : la phagocytose</text:p>
        </text:list-item>
      </text:list>
      <text:p text:style-name="P7"><text:tab/><text:tab/>Compétence 4 : Je communique</text:p>
      <text:p text:style-name="P7">la phagocytose est une réaction immédiate, efficace, qui se produit quelque quit le micro-organismes pénétrant dans</text:p>
      <text:p text:style-name="P7">l'organisme</text:p>
      <text:p text:style-name="P7"/>
      <text:p text:style-name="P7">Conclusion sur la phagocytose :</text:p>
      <text:p text:style-name="P7">Une réaction rapide, la phagocytose, réalisée par des leucocytes, perment le plus souvent de stopper l'infection</text:p>
      <text:p text:style-name="P7"/>
      <text:p text:style-name="P7">Problème :</text:p>
      <text:p text:style-name="P7">Quel mécanisme intervient quand cette réaction une suffit pas ?</text:p>
      <text:p text:style-name="P7"/>
      <text:p text:style-name="P7">III La réaction généralisée</text:p>
      <text:list xml:id="list4062363397440682047" text:style-name="L3">
        <text:list-item>
          <text:p text:style-name="P14">L'exemple de la diphtérie</text:p>
        </text:list-item>
      </text:list>
      <text:p text:style-name="P7"><text:tab/><text:tab/>Compétence 4 : Je mets en œuvre un <text:tab/><text:tab/><text:tab/><text:tab/><text:tab/>raisonnement</text:p>
      <text:p text:style-name="P7">Constat :</text:p>
      <text:p text:style-name="P7">Certaines maladies graves (rougeole, diphtérie) ne s'attrape</text:p>
      <text:p text:style-name="P7">qu'une seule fois. Si on en guéri on échappe à la maladie lors des épidémies ultérieures.</text:p>
      <text:p text:style-name="P7"/>
      <text:p text:style-name="P7">La toxine diphtéique est un antigène c'est un molécule</text:p>
      <text:p text:style-name="P7">différente des molécule de l'organisme. Quand un malade développe un anticorps anti-diphtérique il est alors séropositif à la bactérie</text:p>
      <text:p text:style-name="P7">la séropositivité à une maladie correspond à la présence dans sérum d'un anticorps contre cette maladie.</text:p>
      <text:p text:style-name="P7"/>
      <text:p text:style-name="P7"/>
      <text:p text:style-name="P7"/>
      <text:p text:style-name="P7"><text:soft-page-break/>Conclusion sur la séropositivité :</text:p>
      <text:p text:style-name="P7">Une personne est dite séropositive pour un anticorps déterminé lorsqu'elle présente cet anticorps dans son sang</text:p>
      <text:p text:style-name="P7"/>
      <text:p text:style-name="P7">2 Les caracteristiques des anticorps</text:p>
      <text:p text:style-name="P7">Compétence 4 : Je communique</text:p>
      <text:p text:style-name="P9"/>
      <text:h text:style-name="P11" text:outline-level="4"><text:tab/>Cobaye &lt;&lt;Marley&gt;&gt; + sérum d'un cobaye guréri de la diphtérie + toxine diphtérique → survit</text:h>
      <text:p text:style-name="P10"><text:tab/>Cobaye &lt;&lt;Chipie&gt;&gt; + sérum d'un cobaye guréri de la diphtérie + toxine tétanique → meurt</text:p>
      <text:p text:style-name="P10"/>
      <text:p text:style-name="P10">cette expérience peut démontrer que chaque anticorps à une empreinte</text:p>
      <text:p text:style-name="P10">différente pour chaque maladie</text:p>
      <text:p text:style-name="P10"/>
      <text:p text:style-name="P10">les anticorps spécifique à une molecule est n'en élimine pas d'autre : à chaque antigène son anticorps</text:p>
      <text:p text:style-name="P10"/>
      <text:p text:style-name="P10">Problème :</text:p>
      <text:p text:style-name="P10">Quelle est l'origine des anticorps ?</text:p>
      <text:p text:style-name="P10"><text:tab/>3/ l'origine des anticorps :</text:p>
      <text:p text:style-name="P10"><text:tab/>Compétence 4 : je mets en œuvre un raisonnement</text:p>
      <text:p text:style-name="P10">les lymphocytes se multiple dans les ganglions lynphatiques</text:p>
      <text:p text:style-name="P10">Conclusion sur les lymphocytes :</text:p>
      <text:p text:style-name="P10">d'autres leucocytes(les lymphocytes), spécifique d'un antigène reconnu, se multiplient rapidement dans certains organes, particulièrement dans les ganglions lymphatique.</text:p>
      <text:p text:style-name="P10"/>
      <text:p text:style-name="P10"/>
      <text:p text:style-name="P10"/>
      <text:list xml:id="list6784210302656025736" text:style-name="L4">
        <text:list-item>
          <text:p text:style-name="P16"><text:soft-page-break/>L'action des anticorps</text:p>
        </text:list-item>
      </text:list>
      <text:p text:style-name="P10"><text:tab/>Compétence 4 : Je communique</text:p>
      <text:p text:style-name="P10"/>
      <text:p text:style-name="P10">les micro-organismes imobiliser son en suite détrui par les fagocyte</text:p>
      <text:p text:style-name="P10"/>
      <text:p text:style-name="P10">Conclusion sur les lymphocytes B :</text:p>
      <text:p text:style-name="P10">Les lymphocytes B sécrètent dans le sang des molécules appelées</text:p>
      <text:p text:style-name="P10">anticorps, capable de participer à la neutraliqation des micro-organismes et de favoriser la phagocytose</text:p>
      <text:p text:style-name="P10">5.L'élimination des virus Compétence 4 : J'entrais des informations</text:p>
      <text:p text:style-name="P10"/>
      <text:p text:style-name="P10">conclusion sur les lymphocytes T</text:p>
      <text:p text:style-name="P10">les lymphocytes T détruisent par contact les cellules infectés par un virus.</text:p>
      <text:p text:style-name="P10"/>
      <text:p text:style-name="P10">Problème :</text:p>
      <text:p text:style-name="P10">Comment expliquer que certaines maladie comme la varicelle ne s'attrapent qu'une foit ?</text:p>
      <text:p text:style-name="P10"/>
      <text:p text:style-name="P10">IV <text:s/>la protection de l'organisme</text:p>
      <text:p text:style-name="P10">semsibilisé à un antigène</text:p>
      <text:p text:style-name="P10">Compétence 4 : Je mets en œuvre un rasonement</text:p>
      <text:p text:style-name="P10"/>
      <text:p text:style-name="P10">l'organisme doit posseder un stock d'anticorps</text:p>
      <text:p text:style-name="P10"/>
      <text:p text:style-name="P10">si il existe un stock d'anticorps alors ont doit pouvoir le doser dans le sang</text:p>
      <text:p text:style-name="P10"/>
      <text:p text:style-name="P10"><text:soft-page-break/>lors du premier contacte avec l'antigène il n'y a pas d'anticorps,</text:p>
      <text:p text:style-name="P10">il se forment au bout d'une semmène. Après 3 semmène il disparesse</text:p>
      <text:p text:style-name="P10"/>
      <text:p text:style-name="P10">lors du 2e contacte avec l'antigène la quantité d'anticorps augments</text:p>
      <text:p text:style-name="P10"/>
      <text:p text:style-name="P10">Conclusion :</text:p>
      <text:p text:style-name="P10"><text:tab/>notre ipotèse n'est pas valable</text:p>
      <text:p text:style-name="P10">il reste dans l'organisme un stock de lymphocytes sensibilisé qui se multiplient plus vite et produis </text:p>
      <text:p text:style-name="P10"/>
      <text:p text:style-name="P10"/>
      <text:p text:style-name="P10">Conclusion :</text:p>
      <text:p text:style-name="P10"><text:tab/>Les réactions spécifiques sont plus rapides et plus efficaces lors <text:tab/>de contacts ultérieures avec l'antigène.</text:p>
      <text:p text:style-name="P10"/>
      <text:p text:style-name="P10">Problème :</text:p>
      <text:p text:style-name="P10"><text:tab/>Comment utiliser cette mémoire immunitaire pour lutter plus efficacement contre les maladies ?</text:p>
      <text:p text:style-name="P10"/>
      <text:p text:style-name="P10">V La lutte contre les maladies</text:p>
      <text:p text:style-name="P10"><text:s/>1- Ces premières vaccinations</text:p>
      <text:p text:style-name="P10"><text:tab/>compétence 4 : J'extrais de informations.</text:p>
      <text:p text:style-name="P10"/>
      <text:p text:style-name="P10">La vaccination consiste a injecter des micro-organismes atténués</text:p>
      <text:p text:style-name="P10">afin développer des défenses immunitaires contre ceci.</text:p>
      <text:p text:style-name="P10"/>
      <text:p text:style-name="P10"/>
      <text:p text:style-name="P10"/>
      <text:list xml:id="list1997499349761820960" text:style-name="L5">
        <text:list-item>
          <text:p text:style-name="P17"><text:soft-page-break/>La mémoire immunitaire</text:p>
          <text:p text:style-name="P17">compétence 4 : J'extrais des informations</text:p>
        </text:list-item>
      </text:list>
      <text:list xml:id="list5773245870824012674" text:style-name="L6">
        <text:list-item>
          <text:p text:style-name="P18">indiquer ce que représente ce graph</text:p>
        </text:list-item>
      </text:list>
      <text:list xml:id="list7918410358639591997" text:style-name="L7">
        <text:list-item>
          <text:p text:style-name="P19">indiquer les effets d'une 1 injection d'antigène</text:p>
        </text:list-item>
        <text:list-item>
          <text:p text:style-name="P19">indiquer les effets d'une 2 injection d'antigène</text:p>
        </text:list-item>
      </text:list>
      <text:p text:style-name="P10"/>
      <text:p text:style-name="P10">ce graph représente la quantité d'anticorps(unité arbritaire) par rapport</text:p>
      <text:p text:style-name="P10">Temps(jours)</text:p>
      <text:p text:style-name="P10">la première injection:l'organisme mets environs 3 jours a réagir la production d'anticorps n'est pas élevé est ne dure pas longtemps</text:p>
      <text:p text:style-name="P10">la deuxième injection : l'organise réagir immédiatement</text:p>
      <text:p text:style-name="P10"/>
      <text:p text:style-name="P10">lors de la prémière injec quelques lymphocytes reconnaissent l'antigène puis ils vont se multiplier et produire des anticorps. Lors du deuxième contact ces lymphocytes sont déjà nombreux et sensibilisés, ils produisent donc immédiatement beaucoups d'anticorps</text:p>
      <text:p text:style-name="P10"/>
      <text:p text:style-name="P10">La vaccination est une méthode préventive. Un individu ne sera convenablement protègé qu'au bout de plusieurs injections : les rap sont indispensables à la production.</text:p>
      <text:p text:style-name="P10"/>
      <text:p text:style-name="P10">Conclusion sur la vaccination :</text:p>
      <text:p text:style-name="P10">La vaccination permet à l'organisme d'acquérir préventivement et durablement une mémoire immunitaire relative à un micro-organisme déterminé grâce au maintien dans l'organisme de nombreux lymphocytes spécif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Ari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05T09:02:46.425000000</meta:creation-date>
    <dc:date>2020-12-07T09:35:13.57</dc:date>
    <meta:editing-duration>PT7H9M23S</meta:editing-duration>
    <meta:editing-cycles>162</meta:editing-cycles>
    <meta:generator>OpenOffice/4.1.7$Win32 OpenOffice.org_project/417m1$Build-9800</meta:generator>
    <meta:document-statistic meta:table-count="0" meta:image-count="0" meta:object-count="0" meta:page-count="7" meta:paragraph-count="118" meta:word-count="1032" meta:character-count="6856"/>
  </office:meta>
</office:document-meta>
</file>